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end" style:justify-single-word="false"/>
      <style:text-properties fo:font-weight="bold" style:font-weight-asian="bold" style:font-weight-complex="bold"/>
    </style:style>
    <style:style style:name="P2" style:family="paragraph" style:parent-style-name="Standard">
      <style:paragraph-properties fo:text-align="end" style:justify-single-word="false"/>
    </style:style>
    <style:style style:name="P3" style:family="paragraph" style:parent-style-name="Standard" style:list-style-name="L1">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text-properties style:font-name="Courier 10 Pitch" fo:font-style="normal" fo:font-weight="normal" style:font-style-asian="normal" style:font-weight-asian="normal" style:font-style-complex="normal" style:font-weight-complex="normal"/>
    </style:style>
    <style:style style:name="P8" style:family="paragraph" style:parent-style-name="Standard">
      <style:text-properties style:font-name="Courier 10 Pitch" fo:font-size="10pt" style:font-size-asian="10pt" style:font-size-complex="10pt"/>
    </style:style>
    <style:style style:name="P9" style:family="paragraph" style:parent-style-name="Standard">
      <style:text-properties style:font-name="Nimbus Roman No9 L" fo:font-size="12pt" style:font-size-asian="12pt" style:font-size-complex="12pt"/>
    </style:style>
    <style:style style:name="P10" style:family="paragraph" style:parent-style-name="Standard">
      <style:text-properties style:font-name="Nimbus Roman No9 L" fo:font-size="12pt" fo:font-weight="normal" style:font-size-asian="12pt" style:font-weight-asian="normal" style:font-size-complex="12pt" style:font-weight-complex="normal"/>
    </style:style>
    <style:style style:name="P11" style:family="paragraph" style:parent-style-name="Standard">
      <style:text-properties fo:color="#000000" style:font-name="Nimbus Roman No9 L" fo:font-size="12pt" fo:font-weight="normal" style:font-size-asian="12pt" style:font-weight-asian="normal" style:font-size-complex="12pt" style:font-weight-complex="normal"/>
    </style:style>
    <style:style style:name="P12" style:family="paragraph" style:parent-style-name="Standard" style:list-style-name="L2">
      <style:text-properties fo:color="#000000" style:font-name="Nimbus Roman No9 L" fo:font-size="12pt" fo:font-weight="normal" style:font-size-asian="12pt" style:font-weight-asian="normal" style:font-size-complex="12pt" style:font-weight-complex="normal"/>
    </style:style>
    <style:style style:name="P13" style:family="paragraph" style:parent-style-name="Standard">
      <style:text-properties fo:color="#99284c" style:font-name="Nimbus Roman No9 L" fo:font-size="12pt" fo:font-weight="normal" style:font-size-asian="12pt" style:font-weight-asian="normal" style:font-size-complex="12pt" style:font-weight-complex="normal"/>
    </style:style>
    <style:style style:name="P14" style:family="paragraph" style:parent-style-name="Standard">
      <style:text-properties style:font-name="Courier 10 Pitch" fo:font-size="10pt" fo:font-weight="normal" style:font-size-asian="10pt" style:font-weight-asian="normal" style:font-size-complex="10pt" style:font-weight-complex="normal"/>
    </style:style>
    <style:style style:name="P15" style:family="paragraph" style:parent-style-name="Standard">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3">
      <style:text-properties style:font-name="Nimbus Roman No9 L" fo:font-size="11pt" fo:font-weight="normal" style:font-size-asian="11pt" style:font-weight-asian="normal" style:font-size-complex="11pt" style:font-weight-complex="normal"/>
    </style:style>
    <style:style style:name="P17" style:family="paragraph" style:parent-style-name="Standard" style:list-style-name="L4">
      <style:text-properties style:font-name="Nimbus Roman No9 L" fo:font-size="11pt" fo:font-weight="normal" style:font-size-asian="11pt" style:font-weight-asian="normal" style:font-size-complex="11pt" style:font-weight-complex="normal"/>
    </style:style>
    <style:style style:name="P18" style:family="paragraph" style:parent-style-name="Standard">
      <style:text-properties style:font-name="Nimbus Roman No9 L" fo:font-size="11pt" fo:font-weight="bold" style:font-size-asian="11pt" style:font-weight-asian="bold" style:font-size-complex="11pt" style:font-weight-complex="bold"/>
    </style:style>
    <style:style style:name="P19" style:family="paragraph" style:parent-style-name="Standard">
      <style:text-properties style:font-name="Nimbus Roman No9 L" fo:font-size="11pt" fo:font-weight="normal" style:font-size-asian="11pt" style:font-weight-asian="normal" style:font-size-complex="11pt" style:font-weight-complex="normal"/>
    </style:style>
    <style:style style:name="P20" style:family="paragraph" style:parent-style-name="Standard">
      <style:text-properties style:font-name="Nimbus Roman No9 L"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text-properties style:font-name="Nimbus Roman No9 L" fo:font-size="11pt" fo:font-style="normal" fo:font-weight="bold" style:font-size-asian="11pt" style:font-style-asian="normal" style:font-weight-asian="bold" style:font-size-complex="11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800000" fo:font-weight="normal" style:font-weight-asian="normal" style:font-weight-complex="normal"/>
    </style:style>
    <style:style style:name="T6" style:family="text">
      <style:text-properties fo:color="#000000" fo:font-weight="normal" style:font-weight-asian="normal" style:font-weight-complex="normal"/>
    </style:style>
    <style:style style:name="T7" style:family="text">
      <style:text-properties fo:color="#b80047"/>
    </style:style>
    <style:style style:name="T8" style:family="text">
      <style:text-properties fo:color="#80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CL 2 Re-entrant Process Description</text:p>
      <text:p text:style-name="P1">Matt Schmill</text:p>
      <text:p text:style-name="P1">2/26/2007</text:p>
      <text:p text:style-name="P2"/>
      <text:p text:style-name="Standard">This document describes the process of MCL monitoring for a host process, how MCL processes a violation, how recurrent violations and violations within response/repairs are handled, and all the data, codes, and references that are maintained during the process. It does not deal with initialization of MCL from within the host or host system specification; instead, it focuses on the tick-to-tick obligations of the host to MCL as it operates, how MCL processes what it gets from the host, and what shared information must be maintained for MCL and the host to allow MCL to situate new violations in the context of historical or recurring violations.</text:p>
      <text:p text:style-name="Standard"/>
      <text:list text:style-name="L1">
        <text:list-header>
          <text:p text:style-name="P3">1. Host-side initiation</text:p>
        </text:list-header>
      </text:list>
      <text:p text:style-name="P4"/>
      <text:p text:style-name="P4">MCL organizes expectations in <text:span text:style-name="T1">expectation groups</text:span><text:span text:style-name="T2">. Groups are logical containers that allow MCL to reason about violations by their association with a group. Expectation groups are declared by the host, and subsequent expectation violations are associated with a group. It is intended for the host designer to use groups to subdivide expectations according to the activity or behavior to which they correspond. Groups provide for the host to execute hierarchical or parallel control programs and keep expectations distinct and tied to the specific program they describe, which in turn allows MCL to properly reason about where the problem lies when a violation occurs.</text:span></text:p>
      <text:p text:style-name="P5"/>
      <text:p text:style-name="P6">mclAPI::declareExpectationGroup(egkType egk, egkType parent, resRefType ref);</text:p>
      <text:p text:style-name="P7"/>
      <text:p text:style-name="P5">The host declares an expectation group using the above function. The parameter egk should be a code that corresponds directly to the activity being initiated by the host (the expectation group key). It may refer to a primitive action, a plan, a reinforcement learning policy, and so on. Each time the host executes that activity, it should use the same code for egk so that MCL can recognize opportunities to learn about the activity and to organize violations accordingly. The parameter parent is similarly coded activity-reference, and refers to the parent (if any) of egk. This allows MCL to reason about hierarchical activity as well as to disambiguate it from parallel activity. NULL should be used when egk has no parent. Finally, the parameter ref is used to refer to previous violations; MCL monitor() calls will return mclMonitorResponse objects that include a referent field. When the host engages in prescribed responses, the referent should be included in the expectation group declarations so that MCL can refer directly to the open violation when feedback arrives.</text:p>
      <text:p text:style-name="P5"/>
      <text:p text:style-name="Standard">Once a group has been declared, expectations can be declared and attached to said groups. There are a whole host of expectation types that can be declared, and more will probably be necessary to express the kinds of things that will be expected by host systems. Currently, there are two functions for declaring expectations (which are overloaded):</text:p>
      <text:p text:style-name="Standard"/>
      <text:p text:style-name="P8">void declareExpectation(egkType group_key,string sensor,ecType code);</text:p>
      <text:p text:style-name="P8">void declareExpectation(egkType group_key,string sensor,ecType code,float value);</text:p>
      <text:p text:style-name="P8">void declareDelayedExpectation(double delay,egkType group_key,</text:p>
      <text:p text:style-name="P8"><text:tab/><text:tab/><text:tab/><text:tab/><text:tab/> <text:s/>string sensor,ecType code);</text:p>
      <text:p text:style-name="P8">void declareDelayedExpectation(double delay,egkType group_key,</text:p>
      <text:p text:style-name="P8"><text:tab/><text:tab/><text:tab/><text:tab/><text:tab/> <text:s/>string sensor,ecType code,float value);</text:p>
      <text:p text:style-name="P8"/>
      <text:p text:style-name="P9">These functions generate two basic kinds of expectations: those that take effect immediately and those that are active only after a delay. Note that the specific meaning or content of an expectation is expressed through the code parameter, and that the overloading of these functions allow expectations that require different arguments to be handled. It is up to the host to call the correct expectation declaration with the required arguments. Valid expectation classes can be found in expectations.h and their corresponding codes can be found in APICodes.h. Expectations, codes, and what they mean are not described here. Sorry.</text:p>
      <text:p text:style-name="P9"/>
      <text:p text:style-name="P9">When activities complete, the host dissolves their expectation groups using the following function:</text:p>
      <text:p text:style-name="P9"/>
      <text:p text:style-name="P8">void dissolveExpectationGroup(egkType eg_key);</text:p>
      <text:p text:style-name="P8"/>
      <text:p text:style-name="P9">It is important to note that the dissolve command, like most mclAPI functions, are not processed by MCL until the monitor() function is executed at a regularly-scheduled cycle. In the case of the dissolve command, the group is marked for deletion but will not be deleted until the expectations that belong to the group are checked on their way out. Thus, importantly, <text:span text:style-name="T1">expectation violations and their corresponding montiorResponse objects may be encountered after the expectation group is dissolved.</text:span><text:span text:style-name="T2"> Host programs must be designed to accept responses after they have made the dissolve call.</text:span></text:p>
      <text:p text:style-name="P9"/>
      <text:p text:style-name="P9"><text:span text:style-name="T3"><text:tab/>2. MCL-side monitoring</text:span><text:span text:style-name="T4"><text:line-break/></text:span></text:p>
      <text:p text:style-name="P10">MCL scans the list of expectation groups, and their constituent expectations either synchronously (each time monitor() is called) or asynchronously (on monitor calls approximating the host's specified frequency). The monitor functions works roughly as follows. First, call note(), which returns a vector of mclFrame objects. An mclFrame is intended to represent a perturbation and the current state of reasoning about the perturbation. Each mclFrame contains a copy of the MCL core ontologies that can be used to reason independently of other frames so multiple distinct failures can be managed simultaneously by MCL.</text:p>
      <text:p text:style-name="P10"/>
      <text:p text:style-name="P10">The note() function runs through the entire list of all expectation groups and expectations on each pass, creates an mclFrame for each violation, and links the violation in to the indication fringe using a function called (interestingly enough) linkToIndicationFringe(). In the current (Bayesian) implementation, this alone is enough to propogate influence throughout all three ontologies. Each indicator relevant to the violation is asserted as true (probability = 1.0) and so all downstream probabilities that are conditioned on those indicators are computed accordingly. At this stage, each violation has an mclFrame, which is pushed onto the return vector for note().</text:p>
      <text:p text:style-name="P10"/>
      <text:p text:style-name="P9"><text:span text:style-name="T4">If the frame vector is non-empty, it is passed to assess(). The assess() phase is about processing the failure ontology for each active frame. Since the transition to Bayesian-style reasoning, the probabilities in the failure ontology are initialized and updated by the assertions made during the note phase. So, assess is about inferring properties of the mclFrame (seriousness, for example) and deciding whether or not two mclFrames should be merged because their violations probably stem from the same underlying failure. </text:span><text:span text:style-name="T5">Frame property inference is still very much undefined at this point, as is the merging procedure: both when to make the decision to merge and how to affect the merge of two frames. </text:span><text:span text:style-name="T6">A new frame vector is created after merging, returned to monitor(), and passed to guide().</text:span></text:p>
      <text:p text:style-name="P11"/>
      <text:p text:style-name="P11">The guide() phase is about processing the response ontologies in the remaining frames. It is relatively simple in that, again, probabilities in the ontologies have all been initialized after the violatinos have been linked into the indication fringe. So “processing” means, more or less, “picking the concrete response with the highest probability and then packaging up a response to the host.” The return value of guide() is a responseVector object, which is a vector of mclMonitorResponse objects. The class hierarchy of monitor responses provides general functionality to tell the host whether action is required or not using the requiresAction() method, to give the host a reference code (the “referent”, described in section 1, which is a void* to an mclFrame object), and to provide a plain text description of MCL's recommendation. A response object is generated for each frame by simply selecting the highest probability response and calling its node2response() method. The response will carry, at minimum:</text:p>
      <text:p text:style-name="P11"/>
      <text:list text:style-name="L2">
        <text:list-item>
          <text:p text:style-name="P12">a response code (see the CRC_* constants in APICodes.h)</text:p>
        </text:list-item>
        <text:list-item>
          <text:p text:style-name="P12">response text</text:p>
        </text:list-item>
        <text:list-item>
          <text:p text:style-name="P12">a referent (pointer to mclFrame)</text:p>
        </text:list-item>
      </text:list>
      <text:p text:style-name="P10"/>
      <text:p text:style-name="P13">Responses may contain additional information, and may have to, but this is poorly defined at this point.</text:p>
      <text:p text:style-name="P9"><text:span text:style-name="T4"><text:line-break/><text:tab/></text:span><text:span text:style-name="T3">3. Host-side response processing</text:span></text:p>
      <text:p text:style-name="P10"/>
      <text:p text:style-name="P10">The host system is supposed to look at the return value from the monitor() call. Otherwise, what's the point? The return value is a vector of mclMonitorResponses. The host uses the property vector CRC_* codes to let MCL know what concrete responses are appropriate to the host: if the host doesn't have a planner, it does not set the CRC_REPLAN property so that MCL will not suggest replanning (and thus the host will not have to deal with a replan MonitorResponse). </text:p>
      <text:p text:style-name="P10"/>
      <text:p text:style-name="P10">The MCL-Host response protocol is still preliminary at this point. The long-term picture is to have a layer of cognitive building blocks that AI systems can use: a planner, RL algs, logic, NLP stuff, whatever. That way we establish an interface between MCL and the well-documented, standardized cognitive building blocks, and any AI system that uses them automatically gets MCL interoperability. For now, though, the mantra is this:</text:p>
      <text:p text:style-name="P10"/>
      <text:p text:style-name="P10"><text:tab/><text:span text:style-name="T1">declarative in, declarative out</text:span></text:p>
      <text:p text:style-name="P10"/>
      <text:p text:style-name="P10">What that means is, only declarative information flows across the boundary between the host and MCL. So, expectation groups and expectations are expressed by tuples, for instance: </text:p>
      <text:p text:style-name="P10"/>
      <text:p text:style-name="P10"><text:tab/>&lt;EC_STAYUNDER,SENSOR_X,100.0&gt;</text:p>
      <text:p text:style-name="P10"/>
      <text:p text:style-name="P10">and only declarative information flows in the opposite direction. Thus, MCL does not tinker directly with RL policies or STRIPS plans. Instead, it sends over as explicit a description of what it suggests in declarative terms. We can think of a response as a tuple as well, perhaps as simple as:</text:p>
      <text:p text:style-name="P10"/>
      <text:p text:style-name="P10"><text:tab/>&lt;CRC_REPLAN, EGK_PLAN_X, EXPECTATION_Z&gt;</text:p>
      <text:p text:style-name="P10"/>
      <text:p text:style-name="P10">Which would indicate that the expectation group EGK_PLAN_X generated a violation of EXPECTATION_Z, causing MCL to posit that replanning is necessary. Now, these tuples are packaged into mclMonitorResponse and returned from monitor() for the host to unpack and implement.</text:p>
      <text:p text:style-name="P10">Here it is worth remembering that there are at least 2 kinds of actions MCL might recommend: recovery responses (those that get the host out of immediate danger) and corrective responses (those that fix the problem). And there are at least 2 subtypes: instantaneous responses (those in which the action taken will provide immediate feedback) and durative responses (those in which the action taken will require some time to bear metaphorical fruit). <text:span text:style-name="T7">There is nothing built in to MCL for making these distinctions at this time and that is a problem.</text:span> </text:p>
      <text:p text:style-name="P10"/>
      <text:p text:style-name="P10">Depending on the type of response, the host system may coordinate with MCL vis-a-vis the state of its implementation of said response in one of [currently] two ways. First, it may execute an action or actions using the response referent as it generates expectations and expectation groups. When MCL receives a declaration that uses an existing referent to an mclFrame it will note that the new activity is attached to the mclFrame and assume that the new activity is tied to an instantaneous response. It will update the state of the mclFrame accordingly. Second, it may tell MCL directly with the following function:</text:p>
      <text:p text:style-name="P10"/>
      <text:p text:style-name="P14"><text:tab/>suggestionImplemented(resRefType referent);</text:p>
      <text:p text:style-name="P14"/>
      <text:p text:style-name="P10">This will allow MCL to update the state of the mclFrame without the host posting any new expectations. This is typically the case in a durative response or of a response which itself is instantaneous (and thus cannot be monitored directly), such as a parameter tweak. For durative responses, it is typically the case that violations will continue to roll in as the response takes effect. Updating the Frame state will allow MCL to ignore or suppress violations while a durative response is ostensibly working. Once the suggestion has been implemented, either way, the ball is again in MCL's court.</text:p>
      <text:p text:style-name="P10"/>
      <text:p text:style-name="P10"><text:tab/><text:span text:style-name="T3">4. Re-entrant MCL processing<text:line-break/></text:span><text:line-break/>Any time an expectation is violated, the first thing MCL has to do is check to see if it can be linked to an existing mclFrame. There are two ways that MCL can link a violation to an existing frame: with the referent or with the expectation group id. Recall that the referent is just a pointer to the frame, and the referent is used by the host system to indicate that an ongoing action refers to repair or recovery from an existing frame. Should a violation occur with a direct referent, MCL can assume that the recovery is not <text:s/>working. When a violation occurs and MCL matches the expectation group to an existing frame, <text:span text:style-name="T1">but no referent is used</text:span><text:span text:style-name="T2">, this is considered an </text:span><text:span text:style-name="T1">indirect </text:span><text:span text:style-name="T2">link to the frame, and MCL must try to infer what to do with the new violation. Let us consider the cases of direct and indirect associations between new violations and existing mclFrames.</text:span></text:p>
      <text:p text:style-name="P15"/>
      <text:p text:style-name="P15">In the case of direct association, MCL will generally (always?) want to re-enter the mclFrame. Re-entrant behavior entails the following: First, determine whether or not the violation warrants stopping the response (if not, ignore). Second, find the response node that was being implemented. <text:span text:style-name="T8">Note here that some responses may entail multiple iterations on the host side – this is something that we have not ever mentioned in design discussions; the protocol for multi-step interactive responses is unspecified</text:span>. Then third, MCL must figure out whether or not the response is interactive/iterative. If it is, the violation should be noted and the responsibility pushed back to the host for further processing of the response. There must also be a way for the host to specify directly that the response has run out of legs.</text:p>
      <text:p text:style-name="P15"/>
      <text:p text:style-name="P14"><text:tab/>suggestionFailed(resRefType referent);</text:p>
      <text:p text:style-name="P15">The preceding function allows the host to specify directly to MCL that the response that MCL has suggested either cannot be undertaken by the host, or it has run its course and failed. So, either by assuming that the response is a single-step activity (this can presumably be worked out in the node representation), or by a call to suggestionFailed(), MCL can update the frame's status, and re-enter. We'll come back to what actually happens during re-entry after discussing indirect frame links.</text:p>
      <text:p text:style-name="P15"/>
      <text:p text:style-name="P15">Indirect linkage – linking a frame to a violation using the expectation group code (under the assumption that expectation group code refers to the action being taken) – appears to be a much trickier case of re-entrant behavior. Not only because there is the question of how to decide if a new violation <text:span text:style-name="T1">really</text:span> should recall the old frame (stems from the same underlying failure), but because there is the question of what to do if the link is made: MCL may want to ignore the violation in some cases, do some record-keeping in others, or fully re-enter the ontologies when it can be concluded that the currently implemented response is a failure. <text:span text:style-name="T8">How to decide what to do (ignore, update, re-enter) is currently unspecified</text:span>.</text:p>
      <text:p text:style-name="P15"/>
      <text:p text:style-name="P15">Assuming that MCL has decided that the current response is a failure, and that re-entry is the right thing to do, the following is done by MCL. The currently active response node is negated (probability set to 0), indicating that the probability of it fixing the failure is observed to be zero. That's about it. The rest should be taken care of by backing up the probabilities throughout the ontologies. In many cases negating a response will have a strong negative impact on the belief that a given failure is present, which will have downstream effects in the response ontology. But all of these updates to beliefs are done implicitly with the negation. MCL can then pick the next-most-highly rated concrete response, and pick up at the end of step (2) above. </text:p>
      <text:p text:style-name="P15"/>
      <text:p text:style-name="P15">It is worth noting at this point that the possibility exists that the indications of the new violation (probably only in the case of direct frame recall) should also be fed forward in the frame's ontologies, possibly strengthening some of the pathways in the ontologies (providing further evidence of the real cause). <text:span text:style-name="T8">The introduction of additional indications from subsequent violations – both when and how – is currently underspecified</text:span>.</text:p>
      <text:p text:style-name="P15"/>
      <text:p text:style-name="P15">A final note to the re-entrant phase is that a frame may reach a state where no response is believed to be viable. Currently, the frame is sent to the DEAD_END state and retired. <text:span text:style-name="T8">What to do in this case long term is unclear</text:span>: should we keep the frame around so that continuing violations are noted? Throw out the frame and let a new frame be created next time the violation is encountered? Make some MCL judgment like “never do that again”?</text:p>
      <text:p text:style-name="P15"/>
      <text:p text:style-name="P10"><text:tab/><text:span text:style-name="T3">5. Summary of outstanding issues</text:span><text:line-break/></text:p>
      <text:list text:style-name="L3">
        <text:list-item>
          <text:p text:style-name="P16">Frame properties (severity, etc) have not been enumerated or elaborated on</text:p>
        </text:list-item>
        <text:list-item>
          <text:p text:style-name="P16">Frame merging procedure is not specified:</text:p>
        </text:list-item>
      </text:list>
      <text:list text:style-name="L4">
        <text:list-item>
          <text:list>
            <text:list-item>
              <text:p text:style-name="P17">how to merge</text:p>
            </text:list-item>
            <text:list-item>
              <text:p text:style-name="P17">how to decide when to merge</text:p>
            </text:list-item>
          </text:list>
        </text:list-item>
      </text:list>
      <text:list text:style-name="L3" text:continue-numbering="true">
        <text:list-item>
          <text:p text:style-name="P16">protocol for specifying responses not detailed enough</text:p>
        </text:list-item>
        <text:list-item>
          <text:p text:style-name="P16">what to do when a frame reaches a dead-end</text:p>
        </text:list-item>
        <text:list-item>
          <text:p text:style-name="P16">re-entrant behavior</text:p>
          <text:list>
            <text:list-item>
              <text:p text:style-name="P16">how to handle responses that may have many steps on the host side (HDOR)</text:p>
            </text:list-item>
            <text:list-item>
              <text:p text:style-name="P16">what to do on repeated violations for durative responses is not fleshed out</text:p>
            </text:list-item>
          </text:list>
        </text:list-item>
      </text:list>
      <text:p text:style-name="P18">Tim's Comments</text:p>
      <text:p text:style-name="P19"/>
      <text:p text:style-name="P19">referent – distinguish between (ambigous as to whether...)</text:p>
      <text:p text:style-name="P19"><text:tab/>can I carry out the repairing action</text:p>
      <text:p text:style-name="P19"><text:tab/>did the repairing action fix the problem</text:p>
      <text:p text:style-name="P19"/>
      <text:p text:style-name="P19">distinction between “instantaneous” and “non-monitored” or “non-observable”</text:p>
      <text:p text:style-name="P19"/>
      <text:p text:style-name="P19">answer?</text:p>
      <text:p text:style-name="P19"><text:tab/>do the response (replan, relearn, whatever)</text:p>
      <text:p text:style-name="P19"><text:tab/><text:span text:style-name="T3">always</text:span> say “suggestionImplemented” to MCL (unless you don't implement)</text:p>
      <text:p text:style-name="P19"><text:tab/><text:tab/>say “suggestionFailed” if the response cannot be implemented</text:p>
      <text:p text:style-name="P19"><text:tab/><text:tab/>say “suggestionIgnored” if the host doesn't want to do the response</text:p>
      <text:p text:style-name="P19"><text:tab/>then execute stuff using the referent so MCL can update the case based on</text:p>
      <text:p text:style-name="P19"><text:tab/><text:tab/>the type of response</text:p>
      <text:p text:style-name="P19"><text:tab/><text:tab/>whether or not the response violates expectations</text:p>
      <text:p text:style-name="P19"/>
      <text:p text:style-name="P19"><text:span text:style-name="T1">interactive nodes</text:span><text:span text:style-name="T2"> may need to be executed by the host numerous times</text:span></text:p>
      <text:p text:style-name="P20">suggestionFailed is the way that you tell MCL to move on</text:p>
      <text:p text:style-name="P20"/>
      <text:p text:style-name="P21">Mike's comments:</text:p>
      <text:p text:style-name="P20"/>
      <text:p text:style-name="P20">What about the possibility that the repair needs repair?</text:p>
      <text:p text:style-name="P20">Do we want to complete the design for “simple re-entrant” MCL:</text:p>
      <text:p text:style-name="P20"><text:tab/>get a violation</text:p>
      <text:p text:style-name="P20"><text:tab/>implement a repair</text:p>
      <text:p text:style-name="P20"><text:tab/>violation is caused within/by the repair</text:p>
      <text:p text:style-name="P20">This is where the decision to re-enter is simple, what to do is maybe not.</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att Schmill</meta:initial-creator>
    <meta:creation-date>2007-02-26T12:11:27</meta:creation-date>
    <dc:creator>Matt Schmill</dc:creator>
    <dc:date>2007-03-21T15:25:57</dc:date>
    <dc:language>en-US</dc:language>
    <meta:editing-cycles>23</meta:editing-cycles>
    <meta:editing-duration>PT16H44M6S</meta:editing-duration>
    <meta:user-defined meta:name="Info 1"/>
    <meta:user-defined meta:name="Info 2"/>
    <meta:user-defined meta:name="Info 3"/>
    <meta:user-defined meta:name="Info 4"/>
    <meta:document-statistic meta:table-count="0" meta:image-count="0" meta:object-count="0" meta:page-count="6" meta:paragraph-count="81" meta:word-count="2872" meta:character-count="17628"/>
  </office:meta>
</office:document-meta>
</file>